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ource Sans Pro" svg:font-family="'Source Sans Pro', Verdana,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3"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6"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7" style:family="paragraph" style:parent-style-name="Standard">
      <style:paragraph-properties fo:margin-top="0in" fo:margin-bottom="0in" fo:line-height="100%"/>
      <style:text-properties style:font-name="Georgia" fo:font-size="10.5pt" style:font-size-asian="10.5pt" style:font-size-complex="10.5pt"/>
    </style:style>
    <style:style style:name="P8" style:family="paragraph" style:parent-style-name="Standard">
      <style:paragraph-properties fo:margin-top="0in" fo:margin-bottom="0in" fo:line-height="100%"/>
      <style:text-properties fo:color="#000000" style:font-name="Georgia" fo:font-size="10.5pt" fo:font-weight="normal" style:font-size-asian="10.5pt" style:font-weight-asian="normal" style:font-size-complex="10.5pt" style:font-weight-complex="normal"/>
    </style:style>
    <style:style style:name="P9" style:family="paragraph" style:parent-style-name="Standard">
      <style:paragraph-properties fo:margin-top="0in" fo:margin-bottom="0in" fo:line-height="100%"/>
    </style:style>
    <style:style style:name="P10"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T1" style:family="text">
      <style:text-properties fo:font-weight="bold" style:font-weight-asian="bold" style:font-name-complex="Times New Roman1"/>
    </style:style>
    <style:style style:name="T2" style:family="text">
      <style:text-properties fo:font-weight="bold" style:font-weight-asian="bold" style:font-name-complex="Times New Roman1" style:font-weight-complex="bold"/>
    </style:style>
    <style:style style:name="T3" style:family="text">
      <style:text-properties fo:font-weight="bold" style:font-weight-asian="bold" style:font-weight-complex="bold"/>
    </style:style>
    <style:style style:name="T4" style:family="text">
      <style:text-properties style:font-name-complex="Times New Roman1"/>
    </style:style>
    <style:style style:name="T5" style:family="text">
      <style:text-properties fo:font-variant="normal" fo:text-transform="none" fo:color="#000000" fo:letter-spacing="normal" fo:font-style="normal" fo:font-weight="normal" style:font-weight-asian="normal" style:font-weight-complex="normal"/>
    </style:style>
    <style:style style:name="T6" style:family="text">
      <style:text-properties fo:font-variant="normal" fo:text-transform="none" fo:color="#000000" fo:letter-spacing="normal" fo:font-style="normal" style:text-underline-style="solid" style:text-underline-width="auto" style:text-underline-color="font-color" fo:font-weight="normal" style:font-weight-asian="normal" style:font-weight-complex="normal"/>
    </style:style>
    <style:style style:name="T7" style:family="text">
      <style:text-properties fo:font-variant="normal" fo:text-transform="none" fo:color="#000000" style:text-line-through-style="none" fo:letter-spacing="normal" fo:font-style="normal" style:text-underline-style="none" fo:font-weight="normal" style:text-blinking="false" fo:background-color="#ffffff" style:font-weight-asian="normal" style:font-weight-complex="normal"/>
    </style:style>
    <style:style style:name="T8" style:family="text">
      <style:text-properties fo:font-variant="normal" fo:text-transform="none" fo:color="#000000" style:text-line-through-style="none" fo:letter-spacing="normal" fo:font-style="normal" style:text-underline-style="solid" style:text-underline-width="auto" style:text-underline-color="font-color" fo:font-weight="normal" style:text-blinking="false" fo:background-color="#ffffff" style:font-weight-asian="normal" style:font-weight-complex="normal"/>
    </style:style>
    <style:style style:name="T9" style:family="text">
      <style:text-properties fo:color="#000000" style:font-name="Georgia" fo:font-size="10.5pt" fo:font-weight="bold" style:font-size-asian="10.5pt" style:font-weight-asian="bold" style:font-size-complex="10.5pt" style:font-weight-complex="bold"/>
    </style:style>
    <style:style style:name="T10" style:family="text">
      <style:text-properties fo:color="#000000" style:font-name="Georgia" fo:font-size="10.5pt" fo:font-weight="normal" style:font-size-asian="10.5pt" style:font-weight-asian="normal" style:font-size-complex="10.5pt" style:font-weight-complex="normal"/>
    </style:style>
    <style:style style:name="T11"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2" style:family="text">
      <style:text-properties fo:color="#000000" style:font-name="Georgia" fo:language="none" fo:country="none" fo:font-weight="normal" style:font-name-asian="Georgia" style:language-asian="none" style:country-asian="none" style:font-weight-asian="normal" style:font-name-complex="Georgia" style:language-complex="none" style:country-complex="none" style:font-weight-complex="normal"/>
    </style:style>
    <style:style style:name="T13"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4" style:family="text">
      <style:text-properties fo:color="#000000" fo:language="none" fo:country="none" fo:font-weight="bold" style:font-name-asian="Georgia" style:language-asian="none" style:country-asian="none" style:font-weight-asian="bold" style:font-name-complex="Georgia" style:language-complex="none" style:country-complex="none" style:font-weight-complex="bold"/>
    </style:style>
    <style:style style:name="T15" style:family="text">
      <style:text-properties fo:color="#000000" fo:language="none" fo:country="none" fo:font-weight="normal" style:font-name-asian="Georgia" style:language-asian="none" style:country-asian="none" style:font-weight-asian="normal" style:font-name-complex="Georgia" style:language-complex="none" style:country-complex="none" style:font-weight-complex="normal"/>
    </style:style>
    <style:style style:name="T16" style:family="text">
      <style:text-properties fo:color="#000000" fo:language="none" fo:country="none" fo:font-style="italic" fo:font-weight="normal" style:font-name-asian="Georgia" style:language-asian="none" style:country-asian="none" style:font-style-asian="italic" style:font-weight-asian="normal" style:font-name-complex="Georgia" style:language-complex="none" style:country-complex="none" style:font-style-complex="italic" style:font-weight-complex="normal"/>
    </style:style>
    <style:style style:name="T17" style:family="text">
      <style:text-properties fo:color="#000000" fo:font-weight="normal" style:font-weight-asian="normal" style:font-weight-complex="normal"/>
    </style:style>
    <style:style style:name="T18" style:family="text">
      <style:text-properties fo:language="none" fo:country="none" style:font-name-asian="Georgia" style:language-asian="none" style:country-asian="none" style:font-name-complex="Georgia" style:language-complex="none" style:country-complex="none"/>
    </style:style>
    <style:style style:name="T19"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style:style style:name="T20" style:family="text">
      <style:text-properties style:text-position="super 58%" fo:language="none" fo:country="none" style:font-name-asian="Georgia" style:language-asian="none" style:country-asian="none" style:font-name-complex="Georgia" style:language-complex="none"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leaning Up</text:p>
      <text:p text:style-name="P1"><text:span text:style-name="T1">Read:</text:span><text:span text:style-name="T4"> Psalm 51:1-7</text:span></text:p>
      <text:p text:style-name="P2"/>
      <text:p text:style-name="P3"><text:span text:style-name="T1">Text:</text:span><text:span text:style-name="T4"> </text:span><text:span text:style-name="T12">John 15:3 “Now ye are clean through the word which I have spoken unto you.”</text:span></text:p>
      <text:p text:style-name="P4"/>
      <text:h text:style-name="P3" text:outline-level="3"><text:span text:style-name="T1">Introduction:</text:span><text:span text:style-name="T4"> I would like to announce that Spring is finally here! What is one horrific event attached to spring? It's the dreaded: SPRING CLEANING! It's the time that we open the windows and doors and air out the house. It's the time that we retire our long johns and get out the shorts and t-shirts. It's the time to defrost our refrigerators and freezers. It's sweeping and mopping time. It's dusting and window cleaning time and don't forget to wash the car.</text:span></text:h>
      <text:h text:style-name="P6" text:outline-level="3"><text:span text:style-name="T2">Background:</text:span><text:span text:style-name="T4"> David awoke one morning and discovered that he was filthy. He had been caught in a sin that started with a look and ended with murder. He had carefully covered his sin and smugly went on with his life. God waited until the child conceived in this sin was cute and snuggly. David really loved the little tyke when Nathan revealed his sin and pro-nounced God's judgment. Psalm 51 is David's prayer of repentance.</text:span></text:h>
      <text:p text:style-name="P8"><text:span text:style-name="T3">Mercy is needed:</text:span> David first asks for mercy. When one experiences true repentance he will not have a shred of arrogance. Biblical repentance is always accompanied by humility. David begins his prayer with a cry for mercy. He does not ask for mercy with the idea that he deserves mercy or that he even has earned the right to ask. He asks for mercy based on the knowledge of God's character. He knows that God is full of lovingkind-ness and tender mercy</text:p>
      <text:p text:style-name="P8"><text:span text:style-name="T3">Washing is needed:</text:span> On Friday I put on a freshly laundered shirt. While buttoning it my finger was bleeding and I got a blood spot right in the middle of the shirt. I took it off, rinsed it in cold water, and sprayed it with Shout. It will be washed and be none worse for the wear. Just as the shirt will not come clean with straight, correct thoughts; the stain of sin cannot be removed by wishing it away. Washing is needed, soap must be applied, and scrubbing is in order. David said: “<text:span text:style-name="T18">Wash me throughly from mine iniquity, and cleanse me from my sin.”</text:span></text:p>
      <text:p text:style-name="P8"><text:span text:style-name="T18"><text:s text:c="2"/>I need to clarify something here: This is not the washing of water baptism. Water baptism is a picture of what salvation has done for us. This washing that the Psalmist is talking about is applying the precious blood of Jesus to completely wash out the stain of sin from our lives forever.</text:span></text:p>
      <text:p text:style-name="P8"><text:span text:style-name="T19">Truth is needed:</text:span><text:span text:style-name="T18"> True repentance begins with a clean slate. David listed his sins without minimizing. He recognizes his utter failure before God. He acknowledged his transgressions and sin. Although his sin affected many others he came to realize that his offense was against God.</text:span></text:p>
      <text:p text:style-name="P8"><text:span text:style-name="T18">The truth is that when we choose to sin our offense is against God. It is God that created us and when we went astray He sent His Only Begotten Son to die so that we would have a path back to Him. If I could reword the 4</text:span><text:span text:style-name="T20">th</text:span><text:span text:style-name="T18"> and 5</text:span><text:span text:style-name="T20">th</text:span><text:span text:style-name="T18"> verses I might say this: “God; you are the one whom my sin is against. I was born with a nature that directed me down the wrong path from the beginning. I started wrong and I've continued to be wrong and you're the only one that can fix me.”</text:span></text:p>
      <text:p text:style-name="P7"><text:span text:style-name="T14">A cleansing agent is needed:</text:span><text:span text:style-name="T15"> “Purge me with hyssop, and I shall be clean: wash me, and I shall be whiter than snow.” Have you wondered what hyssop is? I looked it up and found some interesting things: hyssop is a medicinal plant it is used </text:span><text:span text:style-name="T5">for digestive and intestinal problems including </text:span><text:a xlink:type="simple" xlink:href="https://www.webmd.com/digestive-disorders/picture-of-the-liver" text:style-name="Internet_20_link" text:visited-style-name="Visited_20_Internet_20_Link">liver</text:a><text:span text:style-name="T7"> </text:span><text:span text:style-name="T5">and </text:span><text:a xlink:type="simple" xlink:href="https://www.webmd.com/digestive-disorders/picture-of-the-gallbladder" text:style-name="Internet_20_link" text:visited-style-name="Visited_20_Internet_20_Link">gallbladder</text:a><text:span text:style-name="T7"> </text:span><text:span text:style-name="T5">conditions, </text:span><text:span text:style-name="T6">intestinal pain</text:span><text:span text:style-name="T5">, </text:span><text:span text:style-name="T6">intestinal gas</text:span><text:span text:style-name="T5">, </text:span><text:a xlink:type="simple" xlink:href="https://www.webmd.com/parenting/baby/understanding-colic-basics" text:style-name="Internet_20_link" text:visited-style-name="Visited_20_Internet_20_Link"><text:span text:style-name="T8">colic</text:span></text:a><text:span text:style-name="T5">, and </text:span><text:span text:style-name="T6">loss of appetite</text:span><text:span text:style-name="T5">. It is also used for </text:span><text:span text:style-name="T6">respiratory problems</text:span><text:span text:style-name="T5"> including </text:span><text:a xlink:type="simple" xlink:href="https://www.webmd.com/vitamins/ai/ingredientmono-258/hyssop" text:style-name="Internet_20_link" text:visited-style-name="Visited_20_Internet_20_Link"><text:span text:style-name="T8">coughs</text:span></text:a><text:span text:style-name="T5">, the </text:span><text:a xlink:type="simple" xlink:href="https://www.webmd.com/cold-and-flu/default.htm" text:style-name="Internet_20_link" text:visited-style-name="Visited_20_Internet_20_Link"><text:span text:style-name="T8">common cold</text:span></text:a><text:span text:style-name="T5">, </text:span><text:span text:style-name="T6">respiratory infections</text:span><text:span text:style-name="T5">, </text:span><text:a xlink:type="simple" xlink:href="https://www.webmd.com/cold-and-flu/tc/sore-throat-topic-overview" text:style-name="Internet_20_link" text:visited-style-name="Visited_20_Internet_20_Link"><text:span text:style-name="T8">sore throat</text:span></text:a><text:span text:style-name="T5">, and </text:span><text:a xlink:type="simple" xlink:href="https://www.webmd.com/asthma/default.htm" text:style-name="Internet_20_link" text:visited-style-name="Visited_20_Internet_20_Link"><text:span text:style-name="T7">asthma</text:span></text:a><text:span text:style-name="T5">. Other uses include </text:span><text:a xlink:type="simple" xlink:href="https://www.webmd.com/a-to-z-guides/urinary-tract-infections-in-teens-and-adults-topic-overview" text:style-name="Internet_20_link" text:visited-style-name="Visited_20_Internet_20_Link">urinary tract infection</text:a><text:span text:style-name="T7">, </text:span><text:span text:style-name="T6">poor circulation</text:span><text:span text:style-name="T5">, </text:span><text:a xlink:type="simple" xlink:href="https://www.webmd.com/hiv-aids/default.htm" text:style-name="Internet_20_link" text:visited-style-name="Visited_20_Internet_20_Link"><text:span text:style-name="T8">HIV</text:span></text:a><text:span text:style-name="T6">/AIDS</text:span><text:span text:style-name="T5">, and </text:span><text:span text:style-name="T6">menstrual </text:span><text:a xlink:type="simple" xlink:href="https://www.webmd.com/pain-management/muscle-spasms-cramps-charley-horse" text:style-name="Internet_20_link" text:visited-style-name="Visited_20_Internet_20_Link"><text:span text:style-name="T8">cramps</text:span></text:a><text:span text:style-name="T5">. Some people use hyssop as a gargle; in baths and on the </text:span><text:a xlink:type="simple" xlink:href="https://www.webmd.com/skin-problems-and-treatments/picture-of-the-skin" text:style-name="Internet_20_link" text:visited-style-name="Visited_20_Internet_20_Link">skin</text:a><text:span text:style-name="T7"> </text:span><text:span text:style-name="T5">for treating skin irritations, burns, </text:span><text:a xlink:type="simple" xlink:href="https://www.webmd.com/skin-problems-and-treatments/guide/bruises-article" text:style-name="Internet_20_link" text:visited-style-name="Visited_20_Internet_20_Link"><text:span text:style-name="T7">bruises</text:span></text:a><text:span text:style-name="T5">, and </text:span><text:a xlink:type="simple" xlink:href="https://www.webmd.com/a-to-z-guides/frostbite" text:style-name="Internet_20_link" text:visited-style-name="Visited_20_Internet_20_Link"><text:span text:style-name="T7">frostbite</text:span></text:a><text:span text:style-name="T5">. Hyssop oil is used as a fragrance in soaps and </text:span><text:a xlink:type="simple" xlink:href="https://www.webmd.com/beauty/makeup/rm-quiz-makeup" text:style-name="Internet_20_link" text:visited-style-name="Visited_20_Internet_20_Link"><text:span text:style-name="T7">cosmetics</text:span></text:a><text:span text:style-name="T5">. </text:span><text:span text:style-name="T17"><text:line-break/> <text:s/></text:span><text:span text:style-name="T5">In foods, hyssop oil and extract are used as a flavoring.</text:span><text:span text:style-name="T17"><text:line-break/> <text:s/>Hyssop is the cleansing agent that is represented as the healing in the blood of Christ. Isaiah said: “...</text:span><text:span text:style-name="T15">he </text:span><text:span text:style-name="T16">was</text:span><text:span text:style-name="T15"> wounded for our transgressions, </text:span><text:span text:style-name="T16">he was</text:span><text:span text:style-name="T15"> bruised for our iniquities: the chastisement of our peace </text:span><text:span text:style-name="T16">was</text:span><text:span text:style-name="T15"> upon him; and with his stripes we are healed.” Peter tells us: “Who his own self bare our sins in his own body on the tree, that we, being dead to sins, should live unto righteousness: by whose stripes ye were healed.”</text:span></text:p>
      <text:p text:style-name="P7"><text:span text:style-name="T15"><text:s text:c="2"/>The death and resurrection of Christ not only provided a path to free-dom from our sin; it provides healing from the guilt, hurt, and sorrow that accompanies our sin. Our sins are gone and there is healing in the blood of Christ. Our sicknesses both physical and spiritual are covered by the shed blood of Christ.</text:span></text:p>
      <text:p text:style-name="P9"><text:span text:style-name="T9">Conclude:</text:span><text:span text:style-name="T10"> In the book of </text:span><text:span text:style-name="T11">Ephesians Paul is talking about the body of Christ when he said: “That he might sanctify and cleanse it with the washing of water by the word, That he might present it to himself a glorious church, not having spot, or wrinkle, or any such thing; but that it should be holy and without blemish.”</text:span></text:p>
      <text:p text:style-name="P9"><text:span text:style-name="T11"><text:s text:c="2"/>When we are born again we are cleansed by the precious blood of Christ which was shed on Calvary's cross. As we grow in Christ we can become affected by the filth of the world. The hyssop of God's Word is now our cleansing agent. Jesus is quoted in our text saying: </text:span><text:span text:style-name="T11">“Now ye are clean through the word which I have spoken unto you.” By each sink in our house there is soap. In the kitchen it is dish soap. In the laundry room it is laundry detergent. In the bathroom you will find hand soap and liquid body wash. In our spiritual life there is the cleansing Word of God.</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ource Sans Pro" svg:font-family="'Source Sans Pro', Verdana,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5</meta:editing-cycles>
    <meta:creation-date>2014-03-28T17:34:00</meta:creation-date>
    <dc:date>2018-04-14T21:41:11.43</dc:date>
    <meta:editing-duration>P1DT12H17M46S</meta:editing-duration>
    <meta:generator>OpenOffice/4.1.3$Win32 OpenOffice.org_project/413m1$Build-9783</meta:generator>
    <meta:printed-by>Joel Tice</meta:printed-by>
    <meta:print-date>2018-04-14T21:40:35.24</meta:print-date>
    <meta:document-statistic meta:table-count="0" meta:image-count="0" meta:object-count="0" meta:page-count="1" meta:paragraph-count="14" meta:word-count="1008" meta:character-count="552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